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1">
      <style:paragraph-properties fo:margin-top="0cm" fo:margin-bottom="0cm" loext:contextual-spacing="false"/>
    </style:style>
    <style:style style:name="P27" style:family="paragraph" style:parent-style-name="Text_20_body" style:list-style-name="L2">
      <style:paragraph-properties fo:margin-top="0cm" fo:margin-bottom="0cm" loext:contextual-spacing="false"/>
    </style:style>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6">
      <style:paragraph-properties fo:margin-top="0cm" fo:margin-bottom="0cm" loext:contextual-spacing="false"/>
    </style:style>
    <style:style style:name="P31" style:family="paragraph" style:parent-style-name="Text_20_body" style:list-style-name="L7">
      <style:paragraph-properties fo:margin-top="0cm" fo:margin-bottom="0cm" loext:contextual-spacing="false"/>
    </style:style>
    <style:style style:name="P32" style:family="paragraph" style:parent-style-name="Text_20_body" style:list-style-name="L13">
      <style:paragraph-properties fo:margin-top="0cm" fo:margin-bottom="0cm" loext:contextual-spacing="false"/>
    </style:style>
    <style:style style:name="P33" style:family="paragraph" style:parent-style-name="Text_20_body" style:list-style-name="L14">
      <style:paragraph-properties fo:margin-top="0cm" fo:margin-bottom="0cm" loext:contextual-spacing="false"/>
    </style:style>
    <style:style style:name="P34" style:family="paragraph" style:parent-style-name="Text_20_body" style:list-style-name="L15">
      <style:paragraph-properties fo:margin-top="0cm" fo:margin-bottom="0cm" loext:contextual-spacing="false"/>
    </style:style>
    <style:style style:name="P35" style:family="paragraph" style:parent-style-name="Text_20_body" style:list-style-name="L18">
      <style:paragraph-properties fo:margin-top="0cm" fo:margin-bottom="0cm" loext:contextual-spacing="false"/>
    </style:style>
    <style:style style:name="P36" style:family="paragraph" style:parent-style-name="Text_20_body" style:list-style-name="L19">
      <style:paragraph-properties fo:margin-top="0cm" fo:margin-bottom="0cm" loext:contextual-spacing="false"/>
    </style:style>
    <style:style style:name="P37" style:family="paragraph" style:parent-style-name="Text_20_body" style:list-style-name="L20">
      <style:paragraph-properties fo:margin-top="0cm" fo:margin-bottom="0cm" loext:contextual-spacing="false"/>
    </style:style>
    <style:style style:name="P38" style:family="paragraph" style:parent-style-name="Text_20_body" style:list-style-name="L22">
      <style:paragraph-properties fo:margin-top="0cm" fo:margin-bottom="0cm" loext:contextual-spacing="false"/>
    </style:style>
    <style:style style:name="P39" style:family="paragraph" style:parent-style-name="Text_20_body" style:list-style-name="L23">
      <style:paragraph-properties fo:margin-top="0cm" fo:margin-bottom="0cm" loext:contextual-spacing="false"/>
    </style:style>
    <style:style style:name="P40" style:family="paragraph" style:parent-style-name="Text_20_body" style:list-style-name="L24">
      <style:paragraph-properties fo:margin-top="0cm" fo:margin-bottom="0cm" loext:contextual-spacing="false"/>
    </style:style>
    <style:style style:name="P41" style:family="paragraph" style:parent-style-name="Text_20_body" style:list-style-name="L25">
      <style:paragraph-properties fo:margin-top="0cm" fo:margin-bottom="0cm" loext:contextual-spacing="false"/>
    </style:style>
    <style:style style:name="P42" style:family="paragraph" style:parent-style-name="Preformatted_20_Text">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user-content-apuntes-módulo-1-prácticas"/>Apuntes Módulo 1 Prácticas</text:h>
      <text:h text:style-name="Heading_20_3" text:outline-level="3"><text:bookmark text:name="user-content-archivos-etcpasswd-y-etcshadow"/>Archivos <text:span text:style-name="Emphasis">/etc/passwd</text:span> y <text:span text:style-name="Emphasis">/etc/shadow</text:span>.</text:h>
      <text:p text:style-name="Text_20_body">En el archivo <text:span text:style-name="Strong_20_Emphasis">passwd</text:span> encontramos informacion relevante a los usuarios creados en el sistema y cierta información sobre estos de la forma:</text:p>
      <text:p text:style-name="Text_20_body"><text:span text:style-name="Emphasis">Usuario(Login) : Contraseña : UID : GID : Nombre de usuario : Directorio de trabajo : Intérprete de shell</text:span></text:p>
      <text:p text:style-name="Text_20_body">En el archivo <text:span text:style-name="Strong_20_Emphasis">shadow</text:span> se encuentran codificadas cada una de las contraseñas de los usuarios que aparecen en <text:span text:style-name="Strong_20_Emphasis">passwd</text:span>, de forma que en el archivo passwd aparecerá una x en el campo de contraseña, indicando que esta se encuentra codificada en <text:span text:style-name="Strong_20_Emphasis">shadow</text:span>.</text:p>
      <text:h text:style-name="Heading_20_3" text:outline-level="3"><text:bookmark text:name="user-content-administración-de-usuarios"/>Administración de usuarios.</text:h>
      <text:p text:style-name="Text_20_body">Es posible añadir, modificar y eliminar usuarios mediante las órdenes:</text:p>
      <text:list xml:id="list265795967089912714" text:style-name="L1">
        <text:list-item>
          <text:p text:style-name="P26"><text:span text:style-name="Strong_20_Emphasis">useradd</text:span>: Añadir usuarios (Podemos añadir las opciones -p para modificar la contraseña o -d para elegir su /home) </text:p>
        </text:list-item>
        <text:list-item>
          <text:p text:style-name="P26"><text:span text:style-name="Strong_20_Emphasis">userdel</text:span>: Eliminar usuarios </text:p>
        </text:list-item>
        <text:list-item>
          <text:p text:style-name="P26"><text:span text:style-name="Strong_20_Emphasis">usermod</text:span>: Modificar la configuración de un usuario existente (comparte opciones con <text:span text:style-name="Emphasis">useradd</text:span> y añade otras como elegir el nuevo nombre de login con -l) </text:p>
        </text:list-item>
        <text:list-item>
          <text:p text:style-name="P1"><text:span text:style-name="Strong_20_Emphasis">newusers</text:span>: Lee un archivo y procede a la creación de usuarios en tanto a la información suministrada. </text:p>
        </text:list-item>
      </text:list>
      <text:p text:style-name="Text_20_body">Si no se especifican las opciones se tomarán los valores por defecto que se encuentan en los archivos <text:span text:style-name="Emphasis">/etc/default/useradd</text:span> y <text:span text:style-name="Emphasis">/etc/login.defs.</text:span></text:p>
      <text:p text:style-name="Text_20_body">Cualquier usuario puede modificar su propia contraseña con la orden <text:span text:style-name="Strong_20_Emphasis">passwd</text:span> ya que no podrá usar las opciones anteriores si no es root</text:p>
      <text:h text:style-name="Heading_20_3" text:outline-level="3"><text:bookmark text:name="user-content-administración-de-grupos"/>Administración de grupos.</text:h>
      <text:p text:style-name="Text_20_body">Se pueden administrar los grupos, y obtener información sobre estos mediante las órdenes:</text:p>
      <text:list xml:id="list2673225052361849987" text:style-name="L2">
        <text:list-item>
          <text:p text:style-name="P27"><text:span text:style-name="Strong_20_Emphasis">groupadd, groupdel, groupmod</text:span>: Para añadir,borrar y modificar grupos </text:p>
        </text:list-item>
        <text:list-item>
          <text:p text:style-name="P27">__gpasswd group __: Cambia la contraseña de un grupo </text:p>
        </text:list-item>
        <text:list-item>
          <text:p text:style-name="P27">__gpasswd -a user group __: Añade un usuario a un grupo </text:p>
        </text:list-item>
        <text:list-item>
          <text:p text:style-name="P2"><text:span text:style-name="Strong_20_Emphasis">groups user, id user</text:span>: Proporciona los grupos a los que pertenece "user", además id proporciona su identificación </text:p>
        </text:list-item>
      </text:list>
      <text:h text:style-name="Heading_20_3" text:outline-level="3"><text:bookmark text:name="user-content-diferencia-entre-fstab-mtab-filesystems-y-mounts"/>Diferencia entre <text:span text:style-name="Emphasis">fstab</text:span>, <text:span text:style-name="Emphasis">mtab</text:span>, <text:span text:style-name="Emphasis">filesystems</text:span> y <text:span text:style-name="Emphasis">mounts</text:span>.</text:h>
      <text:p text:style-name="Text_20_body">Los cuatro archivos citazos son archivos FHS que guardan diferente información relevante al mismo tema, la primera diferencia es donde se encuentran los archivos. 1. <text:span text:style-name="Emphasis">fstsab</text:span> y <text:span text:style-name="Emphasis">mtab</text:span> se encuentran en la carpeta <text:span text:style-name="Emphasis">etc</text:span>. 2. <text:span text:style-name="Emphasis">filesystem</text:span> y <text:span text:style-name="Emphasis">mounts</text:span> se encuentran en la carpeta <text:span text:style-name="Emphasis">proc</text:span>.</text:p>
      <text:p text:style-name="Text_20_body">La informacion que encontramos en cada uno de estos archivos es:</text:p>
      <text:list xml:id="list5675831602723265593" text:style-name="L3">
        <text:list-item>
          <text:p text:style-name="P28"><text:soft-page-break/><text:span text:style-name="Strong_20_Emphasis">Fstab</text:span>: Es una lista de los sistemas de archivos que se inician con el arranque del equipo, con una serie de información sobre cada uno de ellos. Aqui es donde el usuario puede editar información. </text:p>
        </text:list-item>
        <text:list-item>
          <text:p text:style-name="P28"><text:span text:style-name="Strong_20_Emphasis">Mtab</text:span>: Es una lista de los sistemas de archivos que se encuentran montados. Este archivo no se edita. </text:p>
        </text:list-item>
        <text:list-item>
          <text:p text:style-name="P28"><text:span text:style-name="Strong_20_Emphasis">Filesystems</text:span>: Es una lista de todos los sistemas de archivos que se encuentran disponibles. </text:p>
        </text:list-item>
        <text:list-item>
          <text:p text:style-name="P3"><text:span text:style-name="Strong_20_Emphasis">Mounts</text:span>: Es una lista de todos los sistemas de archivos que se encuentran montados ya sea manualmente o con el arraque del sistema. </text:p>
        </text:list-item>
      </text:list>
      <text:h text:style-name="Heading_20_3" text:outline-level="3"><text:bookmark text:name="user-content-trabajo-con-sistemas-de-archivos"/>Trabajo con sistemas de archivos</text:h>
      <text:h text:style-name="Heading_20_4" text:outline-level="4"><text:bookmark text:name="user-content-asignar-un-sistema-de-archivos-a-una-partición"/>Asignar un sistema de archivos a una partición</text:h>
      <text:p text:style-name="Text_20_body">Para crear un sistema de archivos en una partición (ext3,ext4) tenemos que usar la orden <text:span text:style-name="Strong_20_Emphasis">mke2fs</text:span>. Tiene varias opciones interesantes como:</text:p>
      <text:list xml:id="list3465270604142176763" text:style-name="L4">
        <text:list-item>
          <text:p text:style-name="P29"><text:span text:style-name="Strong_20_Emphasis">-L</text:span> para establecer una etiqueta a la partición </text:p>
        </text:list-item>
        <text:list-item>
          <text:p text:style-name="P29"><text:span text:style-name="Strong_20_Emphasis">-t </text:span><text:span text:style-name="Strong_20_Emphasis"><text:span text:style-name="Emphasis">nombre particion</text:span></text:span> para establecer si queremos ext2,ext3,ext4. </text:p>
        </text:list-item>
        <text:list-item>
          <text:p text:style-name="P4"><text:span text:style-name="Strong_20_Emphasis">-T </text:span><text:span text:style-name="Strong_20_Emphasis"><text:span text:style-name="Emphasis">tipo de uso</text:span></text:span> Para establecer qué tipo de uso queremos darle al Sistema de archivos. </text:p>
        </text:list-item>
      </text:list>
      <text:h text:style-name="Heading_20_4" text:outline-level="4"><text:bookmark text:name="user-content-configurar-parámetros-del-sistema-de-archivos"/>Configurar parámetros del Sistema de Archivos</text:h>
      <text:p text:style-name="Text_20_body">Para ajustar algunos parámetros de nuestro S.A. usamos la opción <text:span text:style-name="Strong_20_Emphasis">tune2fs</text:span>.</text:p>
      <text:list xml:id="list8775277467367044893" text:style-name="L5">
        <text:list-item>
          <text:p text:style-name="P5"><text:span text:style-name="Strong_20_Emphasis">-l </text:span><text:span text:style-name="Strong_20_Emphasis"><text:span text:style-name="Emphasis">dispositivo</text:span></text:span> nos da un listado con la información relevante de un S.A.</text:p>
        </text:list-item>
        <text:list-item>
          <text:p text:style-name="P5"><text:span text:style-name="Strong_20_Emphasis">-c max-mount-counts *dispositivo</text:span> Establece el número máximo de montajes que se pueden realizar sin que se realice una comprobación de consistencia del S.A.</text:p>
        </text:list-item>
        <text:list-item>
          <text:p text:style-name="P5"><text:span text:style-name="Strong_20_Emphasis">-L </text:span><text:span text:style-name="Strong_20_Emphasis"><text:span text:style-name="Emphasis">etiqueta</text:span></text:span><text:span text:style-name="Strong_20_Emphasis"> </text:span><text:span text:style-name="Strong_20_Emphasis"><text:span text:style-name="Emphasis">dispositivo</text:span></text:span> Pone una etiqueta al S.A.</text:p>
        </text:list-item>
        <text:list-item>
          <text:p text:style-name="P5"><text:span text:style-name="Strong_20_Emphasis">-r </text:span><text:span text:style-name="Strong_20_Emphasis"><text:span text:style-name="Emphasis">numero</text:span></text:span> indica el numero de bloques del sistema de archivos que queremos reservar para uso exclusivo de un usuario</text:p>
        </text:list-item>
        <text:list-item>
          <text:p text:style-name="P5"><text:span text:style-name="Strong_20_Emphasis">-u </text:span><text:span text:style-name="Strong_20_Emphasis"><text:span text:style-name="Emphasis">username</text:span></text:span> indica el usuario que tendrá acceso a ese número de bloques asignado con <text:span text:style-name="Strong_20_Emphasis">-r</text:span></text:p>
        </text:list-item>
      </text:list>
      <text:h text:style-name="Heading_20_3" text:outline-level="3"><text:bookmark text:name="user-content-orden-mount"/>Orden Mount</text:h>
      <text:p text:style-name="Text_20_body">Nos permite montar un sistema de archivos, con una amplia gama de opciones, de las que hemos utilizado:</text:p>
      <text:list xml:id="list1712481705171253841" text:style-name="L6">
        <text:list-item>
          <text:p text:style-name="P30">-o ro: Monta en sistema de archivos en solo lectura. </text:p>
        </text:list-item>
        <text:list-item>
          <text:p text:style-name="P6">-o rw: Monta el sistema de archivos en lectura y escritura. Un ejemplo del formato utilizado para estas ordenes sería: </text:p>
        </text:list-item>
      </text:list>
      <text:p text:style-name="Preformatted_20_Text"><text:span text:style-name="Source_20_Text">mount /dev/loop0 -o ro mnt/SA_ext3</text:span></text:p>
      <text:p text:style-name="P42"/>
      <text:p text:style-name="Text_20_body">Debemos tener en cuenta que para que esos sistemas de archivos se ejecuten en el arranque debemos añadirlos a /etc/fstab. añadiendo una linea de la siguiente manera:</text:p>
      <text:p text:style-name="P42"><text:span text:style-name="Source_20_Text">/dev/loop0 /mnt/SA_ext3 ext3 ro 0 0</text:span></text:p>
      <text:p text:style-name="Text_20_body"><text:soft-page-break/>Ahora, podemos también usar esto para obtener paquetes o archivos de nuestro ordenador(recordemos que estamos en una máquina virtual. Para ello, utilizamos la opción:</text:p>
      <text:p text:style-name="P42"><text:span text:style-name="Source_20_Text">mount none /mnt -t hostfs -o [carpeta de nuestro PC.]</text:span></text:p>
      <text:p text:style-name="Text_20_body">Ahora, para instalar un paquete debemos hacer:</text:p>
      <text:p text:style-name="P42"><text:span text:style-name="Source_20_Text">rpm -i /mnt/[nombrepaquete]</text:span></text:p>
      <text:h text:style-name="Heading_20_3" text:outline-level="3"><text:bookmark text:name="user-content-orden-yum"/>Orden Yum</text:h>
      <text:p text:style-name="Text_20_body">Los archivos de configuracion de Yum se encuentran en /etc/yum/yum.conf. Yum dispone de una amplica cantidad de acciones distintas, entre ellas estan:</text:p>
      <text:p text:style-name="Preformatted_20_Text"><text:span text:style-name="Source_20_Text"># <text:s text:c="2"/>yum erase [paquete] <text:s text:c="5"/>Permite eliminar un paquete.</text:span></text:p>
      <text:p text:style-name="Preformatted_20_Text"><text:span text:style-name="Source_20_Text"># <text:s text:c="2"/>yum install [paquete] <text:s text:c="3"/>Permite instalar un paquete.</text:span></text:p>
      <text:p text:style-name="P42"><text:span text:style-name="Source_20_Text"># <text:s text:c="2"/>yum update [paquete] <text:s text:c="4"/>Permite actualizar un paquete.</text:span></text:p>
      <text:p text:style-name="Text_20_body">Con la orden “yum list installed” podemos ver aquellos paquetes que se encuentran instalados. Utilizando “yum erase [paquete]” podemos eliminar el paquete que queramos y luego utilizando “yum install [paquete]” podemos volver a instalarlo.</text:p>
      <text:h text:style-name="Heading_20_3" text:outline-level="3"><text:bookmark text:name="user-content-orden-rpm"/>Orden Rpm</text:h>
      <text:p text:style-name="Text_20_body">Instalador de paquetes que se encuentran descargados en el equipo. Ordenes útiles:</text:p>
      <text:list xml:id="list3177932189848319423" text:style-name="L7">
        <text:list-item>
          <text:p text:style-name="P31"><text:span text:style-name="Strong_20_Emphasis">-qa</text:span> Lo usamos para listar los paquetes </text:p>
        </text:list-item>
        <text:list-item>
          <text:p text:style-name="P7"><text:span text:style-name="Strong_20_Emphasis">-qli paquete</text:span> muestra la información de un paquete</text:p>
        </text:list-item>
        <text:list-item>
          <text:p text:style-name="P7">“rmp <text:span text:style-name="Strong_20_Emphasis">-i</text:span> [direccion paquete]” o “rpm –install [direccion paquete]”, podemos instalar el paquete que deseemos.</text:p>
        </text:list-item>
        <text:list-item>
          <text:p text:style-name="P7">Para postrar la maxima información posible utilizaremos ** -v ** (muestra informacion relevante)</text:p>
        </text:list-item>
        <text:list-item>
          <text:p text:style-name="P7"><text:span text:style-name="Strong_20_Emphasis">-h</text:span> (muestra hash marks). De forma que para instalar el paquete: </text:p>
        </text:list-item>
      </text:list>
      <text:p text:style-name="P42"><text:span text:style-name="Source_20_Text"># rpm -ivh [direccion del paquete]</text:span></text:p>
      <text:p text:style-name="Text_20_body">Para desinstalarlo utilizaremos:</text:p>
      <text:p text:style-name="P42"><text:span text:style-name="Source_20_Text"># rpm -e -v [paquete]</text:span></text:p>
      <text:h text:style-name="Heading_20_3" text:outline-level="3"><text:bookmark text:name="user-content-uso-de-quota"/>Uso de quota</text:h>
      <text:p text:style-name="Text_20_body">Para activar el uso de quota tenemos que usar:</text:p>
      <text:p text:style-name="Text_20_body">** quotaon -a**</text:p>
      <text:p text:style-name="Text_20_body">Ahora, si queremos ponerle una cuota a un usuario usamos:</text:p>
      <text:p text:style-name="Text_20_body">** edquota nombreusario **</text:p>
      <text:p text:style-name="Text_20_body">** edquota -t** Estableciendo así el periodo de gracia para el límite soft(están los límites soft y hard).</text:p>
      <text:list xml:id="list2030007859627781547" text:style-name="L8">
        <text:list-item>
          <text:p text:style-name="P8"><text:soft-page-break/>Usando <text:span text:style-name="Strong_20_Emphasis">repquota </text:span>podemos ver la estadística de las cuotas para todos los usuarios </text:p>
        </text:list-item>
      </text:list>
      <text:h text:style-name="Heading_20_3" text:outline-level="3"><text:bookmark text:name="user-content-orden-uptime--orden-w"/>Orden uptime , orden w</text:h>
      <text:p text:style-name="Text_20_body">Las opciones muestran salidas similares. Dan información sobre quién está conectado al sistema y qué están haciendo.</text:p>
      <text:p text:style-name="Text_20_body">Con <text:span text:style-name="Strong_20_Emphasis">uptime</text:span> sólo da la cabecera, es decir, la hora actual, el tiempo que lleva en marcha la máquina, el nº de usuarios conectados y la caga media del sistema en los últimos 1,5 y 10 mins.</text:p>
      <text:p text:style-name="Text_20_body">Con <text:span text:style-name="Strong_20_Emphasis">w</text:span> se muestra lo que muestra <text:span text:style-name="Emphasis">uptime</text:span> mas qué usuarios están conectados y qué está haciendo cada uno, da más detalles sobre el sistema</text:p>
      <text:list xml:id="list5412642857579244332" text:style-name="L9">
        <text:list-item>
          <text:p text:style-name="P9">Usando <text:span text:style-name="Strong_20_Emphasis">-h</text:span> deja de mostrar lo que mostraba <text:span text:style-name="Emphasis">uptime</text:span> </text:p>
        </text:list-item>
      </text:list>
      <text:h text:style-name="Heading_20_4" text:outline-level="4"><text:bookmark text:name="user-content-orden-time"/>Orden time</text:h>
      <text:p text:style-name="Text_20_body">Mide el tiempo de ejecución de un programa y muestra un recurso del uso de los recursos del sistema. Mide el tiempo de ejecución real, de usuario y de supervisor, asi que haciendo</text:p>
      <text:p text:style-name="Text_20_body">T_espera = real - usuario - supervisor</text:p>
      <text:p text:style-name="Text_20_body">Hallamos el tiempo de espera</text:p>
      <text:h text:style-name="Heading_20_3" text:outline-level="3"><text:bookmark text:name="user-content-Órdenes-nice-y-renice"/>Órdenes nice y renice</text:h>
      <text:list xml:id="list4641808524858838804" text:style-name="L10">
        <text:list-item>
          <text:p text:style-name="P10">con <text:span text:style-name="Strong_20_Emphasis">nice</text:span> establecemos el valor de prioridad de un proceso a un valor distinto del que tiene por defecto. El rango es [-20-19]. Solo puede hacerlo el usuario root.</text:p>
        </text:list-item>
        <text:list-item>
          <text:p text:style-name="P10">Con <text:span text:style-name="Strong_20_Emphasis">renice</text:span> alteramos el valor de la prioridad de uno o más procesos en ejecución.</text:p>
        </text:list-item>
      </text:list>
      <text:h text:style-name="Heading_20_3" text:outline-level="3"><text:bookmark text:name="user-content-orden-pstree"/>Orden pstree</text:h>
      <text:p text:style-name="Text_20_body">Muestra los procesos en ejecución dibujados en forma de árbol. Opciones:</text:p>
      <text:list xml:id="list4363112467381913492" text:style-name="L11">
        <text:list-item>
          <text:p text:style-name="P11"><text:span text:style-name="Strong_20_Emphasis">-a</text:span> muestra los argumentos de la línea de órdenes</text:p>
        </text:list-item>
        <text:list-item>
          <text:p text:style-name="P11"><text:span text:style-name="Strong_20_Emphasis">-A</text:span> dibuja el árbol con caracteres ASCII</text:p>
        </text:list-item>
        <text:list-item>
          <text:p text:style-name="P11"><text:span text:style-name="Strong_20_Emphasis">-h</text:span> resalta el proceso actual y sus antepasados. Con <text:span text:style-name="Strong_20_Emphasis">-H</text:span> especifica el proceso</text:p>
        </text:list-item>
        <text:list-item>
          <text:p text:style-name="P11"><text:span text:style-name="Strong_20_Emphasis">-l</text:span> usa un formato largo</text:p>
        </text:list-item>
        <text:list-item>
          <text:p text:style-name="P11"><text:span text:style-name="Strong_20_Emphasis">-n</text:span> ordena los procesos por PID. Con <text:span text:style-name="Strong_20_Emphasis">-p</text:span> no muestra prioridad</text:p>
        </text:list-item>
        <text:list-item>
          <text:p text:style-name="P11"><text:span text:style-name="Strong_20_Emphasis">-u</text:span> muestra el uid de un proceso hijo si es distinto al de su padre.</text:p>
        </text:list-item>
        <text:list-item>
          <text:p text:style-name="P11"><text:span text:style-name="Strong_20_Emphasis">-Z</text:span> muestra información de seguridad</text:p>
        </text:list-item>
      </text:list>
      <text:h text:style-name="Heading_20_3" text:outline-level="3"><text:bookmark text:name="user-content-orden-ps"/>Orden ps</text:h>
      <text:p text:style-name="Text_20_body">Nos da información sobre: User, PID, PPID(identificador del proceso padre), %CPU, %MEM, VSZ(tamaño virtual del proceso en KB), RSS(memoria real usada en KB), TTY(terminal asociado con el proceso), STAT(estado del proceso) Se suele ejecutar con las operaciones:</text:p>
      <text:list xml:id="list4290260127022374559" text:style-name="L12">
        <text:list-item>
          <text:p text:style-name="P12"><text:soft-page-break/><text:span text:style-name="Strong_20_Emphasis">-ef</text:span> , con la e significa todo proceso en el sistema y f muestra información completa. </text:p>
        </text:list-item>
      </text:list>
      <text:h text:style-name="Heading_20_3" text:outline-level="3"><text:bookmark text:name="user-content-orden-top"/>Orden top</text:h>
      <text:p text:style-name="Text_20_body">Muestra la actividad del procesador en tiempo real, y sobre los procesos que aparecen podemos realizar varias opciones:</text:p>
      <text:list xml:id="list4394863051401454971" text:style-name="L13">
        <text:list-item>
          <text:p text:style-name="P32"><text:span text:style-name="Strong_20_Emphasis">r</text:span> Cambiar la prioridad del proceso </text:p>
        </text:list-item>
        <text:list-item>
          <text:p text:style-name="P32"><text:span text:style-name="Strong_20_Emphasis">k</text:span> matar o enviar señal </text:p>
        </text:list-item>
        <text:list-item>
          <text:p text:style-name="P32"><text:span text:style-name="Strong_20_Emphasis">N</text:span> ordena por PID </text:p>
        </text:list-item>
        <text:list-item>
          <text:p text:style-name="P32"><text:span text:style-name="Strong_20_Emphasis">P</text:span> ordena por CPU </text:p>
        </text:list-item>
        <text:list-item>
          <text:p text:style-name="P32"><text:span text:style-name="Strong_20_Emphasis">A</text:span> ordena por tiempo </text:p>
        </text:list-item>
        <text:list-item>
          <text:p text:style-name="P32"><text:span text:style-name="Strong_20_Emphasis">n</text:span> cambia el numero de procesos mostrados </text:p>
        </text:list-item>
        <text:list-item>
          <text:p text:style-name="P13"><text:span text:style-name="Strong_20_Emphasis">q</text:span> salir </text:p>
        </text:list-item>
      </text:list>
      <text:h text:style-name="Heading_20_3" text:outline-level="3"><text:bookmark text:name="user-content-orden-mpstat"/>Orden mpstat</text:h>
      <text:p text:style-name="Text_20_body">Muestra estadísticas del procesador junto con la media de datos mostrados. <text:span text:style-name="Emphasis">sysstat</text:span> debe estar instalado en el sistema para poder ejecutarlo. Su sintaxis es(aunque se puede usar solo mpstat y funciona):</text:p>
      <text:p text:style-name="Text_20_body"><text:span text:style-name="Emphasis">mpstat [intervalo] [numero]</text:span></text:p>
      <text:h text:style-name="Heading_20_2" text:outline-level="2"><text:bookmark text:name="user-content-control-y-gestión-de-memoria"/>Control y gestión de memoria</text:h>
      <text:h text:style-name="Heading_20_3" text:outline-level="3"><text:bookmark text:name="user-content-orden-free"/>Orden free</text:h>
      <text:p text:style-name="Text_20_body">Orden muy ligera que visualiza el uso actual de memoria. Informa de la memoria RAM de la computadora y de la memoria SWAP disponible</text:p>
      <text:list xml:id="list7469060350709162212" text:style-name="L14">
        <text:list-item>
          <text:p text:style-name="P33"><text:span text:style-name="Strong_20_Emphasis">-b</text:span> en bytes, <text:span text:style-name="Strong_20_Emphasis">-k</text:span> en kilobytes, <text:span text:style-name="Strong_20_Emphasis">-m</text:span> en megabytes, <text:span text:style-name="Strong_20_Emphasis">-g</text:span> en gigabytes. </text:p>
        </text:list-item>
        <text:list-item>
          <text:p text:style-name="P33"><text:span text:style-name="Strong_20_Emphasis">-w</text:span> Produce un resultado más ancho </text:p>
        </text:list-item>
        <text:list-item>
          <text:p text:style-name="P33"><text:span text:style-name="Strong_20_Emphasis">-c</text:span> </text:p>
        </text:list-item>
        <text:list-item>
          <text:p text:style-name="P14"><text:span text:style-name="Strong_20_Emphasis">-l</text:span> muestra más detalles de alta y baja memoria </text:p>
        </text:list-item>
      </text:list>
      <text:h text:style-name="Heading_20_3" text:outline-level="3"><text:bookmark text:name="user-content-orden-watch"/>Orden watch</text:h>
      <text:p text:style-name="Text_20_body">Esta orden ejecuta un comando repetidamente y muestra la salida y los errores. Por defecto, se ejecuta cada dos segundos</text:p>
      <text:list xml:id="list2623591828801771932" text:style-name="L15">
        <text:list-item>
          <text:p text:style-name="P34"><text:span text:style-name="Strong_20_Emphasis">-n [intervalo]</text:span> cambia el intervalo de ejecución. No puede ser menor que 0.1 segundos. </text:p>
        </text:list-item>
        <text:list-item>
          <text:p text:style-name="P34"><text:span text:style-name="Strong_20_Emphasis">-g</text:span> Sale cuando la salida del comando cambia </text:p>
        </text:list-item>
        <text:list-item>
          <text:p text:style-name="P15"><text:span text:style-name="Strong_20_Emphasis">-e</text:span> se congela cuando hay un error en el comando y para salir se pulsa una tecla </text:p>
        </text:list-item>
      </text:list>
      <text:h text:style-name="Heading_20_3" text:outline-level="3"><text:bookmark text:name="user-content-orden-vmstat"/>Orden <text:span text:style-name="Emphasis">vmstat</text:span></text:h>
      <text:p text:style-name="Text_20_body">Supervisa el sistema mostrando información de memoria, de procesos, de E/S y de CPU. El porcentaje de tiempo de CPU del usuario viene en la columna <text:span text:style-name="Emphasis">us</text:span>, el de tareas del sistema viene en la columna <text:span text:style-name="Emphasis">sy</text:span> y el de no hacer nada en absoluto en la columna <text:span text:style-name="Emphasis">id</text:span></text:p>
      <text:list xml:id="list3277111396887276071" text:style-name="L16">
        <text:list-item>
          <text:p text:style-name="P16"><text:soft-page-break/>La columna <text:span text:style-name="Emphasis">r</text:span> muestra cuantos procesos hay en cola de ejecución </text:p>
        </text:list-item>
      </text:list>
      <text:h text:style-name="Heading_20_3" text:outline-level="3"><text:bookmark text:name="user-content-ampliación-de-ls"/>Ampliación de ls</text:h>
      <text:p text:style-name="Text_20_body">Con ls, buscaremos ahora mostrar ciertos metadatos de los archivos. Para ello, usaremos las opciones.</text:p>
      <text:list xml:id="list6891884197260220254" text:style-name="L17">
        <text:list-item>
          <text:p text:style-name="P17">Opciones de formato de listado largo</text:p>
        </text:list-item>
      </text:list>
      <text:list xml:id="list4667333270491281567" text:style-name="L18">
        <text:list-item>
          <text:p text:style-name="P35"><text:span text:style-name="Strong_20_Emphasis">-l</text:span> Larga lista de metadatos de archivo para cada archivo </text:p>
        </text:list-item>
        <text:list-item>
          <text:p text:style-name="P35"><text:span text:style-name="Strong_20_Emphasis">-n</text:span> larga anterior pero sin los usuarios ni los grupos. </text:p>
        </text:list-item>
        <text:list-item>
          <text:p text:style-name="P35"><text:span text:style-name="Strong_20_Emphasis">-la</text:span> igual que <text:span text:style-name="Emphasis">-l</text:span> pero no ignora los archivos ocultos </text:p>
        </text:list-item>
        <text:list-item>
          <text:p text:style-name="P35"><text:span text:style-name="Strong_20_Emphasis">-li</text:span> Larga lista incluyendo el campo: número de inodo() </text:p>
        </text:list-item>
        <text:list-item>
          <text:p text:style-name="P18"><text:span text:style-name="Strong_20_Emphasis">-lh</text:span> lista larga de los metadatos del archivo con los tamaños listados en Kbytes,Mbytes o Gbytes</text:p>
        </text:list-item>
      </text:list>
      <text:list xml:id="list4941495969382054418" text:style-name="L19">
        <text:list-item>
          <text:p text:style-name="P36">Opciones extras para el listado de formato largo. </text:p>
        </text:list-item>
        <text:list-item>
          <text:p text:style-name="P36"><text:span text:style-name="Strong_20_Emphasis">-X</text:span> ordena alfabeticamente por extensión </text:p>
        </text:list-item>
        <text:list-item>
          <text:p text:style-name="P36"><text:span text:style-name="Strong_20_Emphasis">-t</text:span> ordena por fecha de modificación </text:p>
        </text:list-item>
        <text:list-item>
          <text:p text:style-name="P36"><text:span text:style-name="Strong_20_Emphasis">-u</text:span> ordena por fecha de acceso </text:p>
        </text:list-item>
        <text:list-item>
          <text:p text:style-name="P19"><text:span text:style-name="Strong_20_Emphasis">-c</text:span> ordena por fecha de modificación de los metadatos </text:p>
        </text:list-item>
      </text:list>
      <text:p text:style-name="Text_20_body">También se pueden combinar algunas letras para ofrecer distintas salidas según lo que queramos.</text:p>
      <text:p text:style-name="Text_20_body">Delante de los permisos, aparece una letra. Esta letra indica:</text:p>
      <text:list xml:id="list7387595044773583446" text:style-name="L20">
        <text:list-item>
          <text:p text:style-name="P37"><text:span text:style-name="Strong_20_Emphasis">-</text:span> es un archivo regular </text:p>
        </text:list-item>
        <text:list-item>
          <text:p text:style-name="P37"><text:span text:style-name="Strong_20_Emphasis">d</text:span> es un Directorio </text:p>
        </text:list-item>
        <text:list-item>
          <text:p text:style-name="P37"><text:span text:style-name="Strong_20_Emphasis">l</text:span> es un enlace simbólico </text:p>
        </text:list-item>
        <text:list-item>
          <text:p text:style-name="P37"><text:span text:style-name="Strong_20_Emphasis">b</text:span> es un archivo especial de dispositivo de bloques </text:p>
        </text:list-item>
        <text:list-item>
          <text:p text:style-name="P37"><text:span text:style-name="Strong_20_Emphasis">c</text:span> archivo especial de dispositivo de caracteres </text:p>
        </text:list-item>
        <text:list-item>
          <text:p text:style-name="P20"><text:span text:style-name="Strong_20_Emphasis">p</text:span> archivo FIFO para comunicaciones entre procesos </text:p>
        </text:list-item>
      </text:list>
      <text:h text:style-name="Heading_20_3" text:outline-level="3"><text:bookmark text:name="user-content-orden-df"/>Orden df</text:h>
      <text:p text:style-name="Text_20_body">Esta orden permite visualizar para cada Sistema de Archivos montado, información sobre su capacidad de almacenamiento total, el usado para almacenar y el espacio libre restante y el punto de montaje en la jerarquía de directorios.</text:p>
      <text:list xml:id="list2297401236990236060" text:style-name="L21">
        <text:list-item>
          <text:p text:style-name="P21"><text:span text:style-name="Strong_20_Emphasis">-i</text:span> sirve para visualizar la información sobre los inodos de cada SA montado. </text:p>
        </text:list-item>
      </text:list>
      <text:h text:style-name="Heading_20_3" text:outline-level="3"><text:bookmark text:name="user-content-orden-du"/>Orden du</text:h>
      <text:p text:style-name="Text_20_body">Sirve para poder ver el espacio en disco que gasta un directorio de la jerarquía de directorios y todo el subárbol de la jerarquía que comienza en él.</text:p>
      <text:list xml:id="list6503253261211727613" text:style-name="L22">
        <text:list-item>
          <text:p text:style-name="P38">La última línea de la salida muestra la cantidad total de bloques de disco que utiliza el subárbol. </text:p>
          <text:list>
            <text:list-item>
              <text:p text:style-name="P22">du contabiliza el número de bloques de disco asignados estén o no ocupados. </text:p>
            </text:list-item>
          </text:list>
        </text:list-item>
      </text:list>
      <text:h text:style-name="Heading_20_3" text:outline-level="3"><text:bookmark text:name="user-content-creación-de-enlaces-simbólicos-o-duros"/><text:soft-page-break/>Creación de enlaces simbólicos o duros</text:h>
      <text:p text:style-name="Text_20_body">Para crear estos enlaces, previamente usamos la orden:</text:p>
      <text:p text:style-name="P42"><text:span text:style-name="Source_20_Text">ln [nombre archivo] [nombre enlace]</text:span></text:p>
      <text:p text:style-name="Text_20_body">Se crean por defecto enlaces duros. Otras opciones son:</text:p>
      <text:list xml:id="list4659520635601598860" text:style-name="L23">
        <text:list-item>
          <text:p text:style-name="P39"><text:span text:style-name="Strong_20_Emphasis">--symbolic</text:span> crea un enlace simbólico </text:p>
        </text:list-item>
        <text:list-item>
          <text:p text:style-name="P39"><text:span text:style-name="Strong_20_Emphasis">-F</text:span> intenta crear un enlace duro a un directorio, aunque seguro que falla incluso con root. </text:p>
        </text:list-item>
        <text:list-item>
          <text:p text:style-name="P23"><text:span text:style-name="Strong_20_Emphasis">--P</text:span> hace enlaces duros directamente simbólicos.</text:p>
        </text:list-item>
        <text:list-item>
          <text:p text:style-name="P23"><text:span text:style-name="Strong_20_Emphasis">-v</text:span> imprime el nombre de los archivos que tienen un enlace.</text:p>
        </text:list-item>
      </text:list>
      <text:p text:style-name="Text_20_body">Los números que aparecen en la columna anterior al <text:span text:style-name="Emphasis">username</text:span> son los valores del contador de enlaces, el número de enlaces duros a archivos para liberar el inodo cuando los nombres de archivo que usan ese inodo se eliminen.</text:p>
      <text:h text:style-name="Heading_20_3" text:outline-level="3"><text:bookmark text:name="user-content-demonios-atd-y-cron"/>Demonios atd y cron</text:h>
      <text:list xml:id="list357678660236849619" text:style-name="L24">
        <text:list-item>
          <text:p text:style-name="P40">El demonio <text:span text:style-name="Strong_20_Emphasis">atd</text:span> provoca la ejecución de una orden en un momento de tiempo especificado </text:p>
        </text:list-item>
        <text:list-item>
          <text:p text:style-name="P24">El demonio <text:span text:style-name="Strong_20_Emphasis">cron</text:span> sirve para hacer estas ejecuciones pero de forma periódica </text:p>
        </text:list-item>
      </text:list>
      <text:p text:style-name="Text_20_body">Para conocer los Pids de estos demonios, recordamos que tenemos que hacer respectivamente:</text:p>
      <text:p text:style-name="P42"><text:span text:style-name="Source_20_Text">ps aux | grep [proceso]</text:span></text:p>
      <text:p text:style-name="Text_20_body">Y luego, para conocer información específica como el padre del proceso, qué terminal tienen asociado, etc utilizamos (sabiendo su PID con la orden anterior o con pidof nombreproceso)</text:p>
      <text:p text:style-name="P42"><text:span text:style-name="Source_20_Text">ps -p [PID] -f</text:span></text:p>
      <text:h text:style-name="Heading_20_3" text:outline-level="3"><text:bookmark text:name="user-content-orden-at"/>Orden at</text:h>
      <text:p text:style-name="Text_20_body">La sintaxis completa es</text:p>
      <text:p text:style-name="P42"><text:span text:style-name="Source_20_Text">at [-q queue] [-f &lt;script&gt;] [-mldbv] TIME</text:span></text:p>
      <text:p text:style-name="Text_20_body">Al iniciarlo se entra en el menú y tienes que poner una orden y redirigirlo, pues no tiene una terminal de salida asociada. Ejemplo de ejecución</text:p>
      <text:p text:style-name="Preformatted_20_Text"><text:span text:style-name="Source_20_Text">at 17:10</text:span></text:p>
      <text:p text:style-name="Preformatted_20_Text"><text:span text:style-name="Source_20_Text">at&gt; ls ~ &gt; listahome</text:span></text:p>
      <text:p text:style-name="P42"/>
      <text:p text:style-name="Text_20_body">Para ejecutarlo dentro de X tiempo, podemos poner at now, tomorrow, 3 days... y sumar otro tiempo. Por ejemplo:</text:p>
      <text:p text:style-name="Preformatted_20_Text"><text:span text:style-name="Source_20_Text">at tomorrow + 3 days</text:span></text:p>
      <text:p text:style-name="P42"><text:span text:style-name="Source_20_Text">at now + 1 minutes</text:span></text:p>
      <text:p text:style-name="Text_20_body">Si lo ponemos en una hora ya pasada, se ejecuta automáticamente.</text:p>
      <text:list xml:id="list4863039987298730780" text:style-name="L25">
        <text:list-item>
          <text:p text:style-name="P41">Con la opción <text:span text:style-name="Strong_20_Emphasis">-v</text:span> se mostrará la hora en la que será ejecutado el trabajo. </text:p>
        </text:list-item>
        <text:list-item>
          <text:p text:style-name="P25">Para ejecutar un script usamos: </text:p>
        </text:list-item>
      </text:list>
      <text:p text:style-name="P42"><text:soft-page-break/><text:span text:style-name="Source_20_Text">at -f &lt;script&gt; TIME</text:span></text:p>
      <text:p text:style-name="Preformatted_20_Text"/>
      <text:p text:style-name="Preformatted_20_Text"><text:span text:style-name="Source_20_Text">Tenemos una serie de utilidades para ver los procesos que tenemos hechos con at:</text:span></text:p>
      <text:p text:style-name="Preformatted_20_Text"/>
      <text:p text:style-name="Preformatted_20_Text"><text:span text:style-name="Source_20_Text">1. **aqt** lista los procesos que tenemos para hacer en cola</text:span></text:p>
      <text:p text:style-name="Preformatted_20_Text"><text:span text:style-name="Source_20_Text">2. **atrm** elimina órdenes que se vayan a ejecutar más tarde.</text:span></text:p>
      <text:p text:style-name="Preformatted_20_Text"/>
      <text:p text:style-name="Preformatted_20_Text"/>
      <text:p text:style-name="Preformatted_20_Text"><text:span text:style-name="Source_20_Text">Las salidas estándard(1) y de error (2) pueden ser redirigidas a donde quieras al usar at. Lo hacemos de la siguiente forma dentro del prompt de at:</text:span></text:p>
      <text:p text:style-name="P42"/>
      <text:p text:style-name="Text_20_body">[orden que queramos] . 1&gt;&gt;[directorio salida] 2&gt;[directorio errores]</text:p>
      <text:p text:style-name="Preformatted_20_Text"/>
      <text:p text:style-name="Preformatted_20_Text"><text:span text:style-name="Source_20_Text">Además, at trabaja con colas de prioridad de la a a la z, podemos mandar un proceso a cualquier cola con *[-q queue]* como ya hemos visto.</text:span></text:p>
      <text:p text:style-name="Preformatted_20_Text"/>
      <text:p text:style-name="Preformatted_20_Text"><text:span text:style-name="Source_20_Text">Los archivos de configuración /etc/at.deny y /etc/at.allow determinan qué usuarios pueden usar at. El de allow tiene una lista de los usuarios habilitados</text:span></text:p>
      <text:p text:style-name="Preformatted_20_Text"/>
      <text:p text:style-name="Preformatted_20_Text"><text:span text:style-name="Source_20_Text">### Orden batch</text:span></text:p>
      <text:p text:style-name="Preformatted_20_Text"/>
      <text:p text:style-name="Preformatted_20_Text"><text:span text:style-name="Source_20_Text">Esta orden equivale a *at* pero no especificamos la hora de ejecución, sino que se hará cuando la carga de trabajos del sistema esté bajo cierto umbral que se especifica al lanzara el demonio atd.</text:span></text:p>
      <text:p text:style-name="Preformatted_20_Text"/>
      <text:p text:style-name="Preformatted_20_Text"><text:span text:style-name="Source_20_Text">### El demonio cron</text:span></text:p>
      <text:p text:style-name="Preformatted_20_Text"/>
      <text:p text:style-name="Preformatted_20_Text"><text:span text:style-name="Source_20_Text">Sirve para ejecutar de forma periódica órdenes en el sistema.</text:span></text:p>
      <text:p text:style-name="Preformatted_20_Text"/>
      <text:p text:style-name="Preformatted_20_Text"><text:span text:style-name="Source_20_Text">La especificación de las tareas a realizar se hacen con la orden **crontab** y archivos en formato crontab.</text:span></text:p>
      <text:p text:style-name="Preformatted_20_Text"/>
      <text:p text:style-name="Preformatted_20_Text"><text:span text:style-name="Source_20_Text">#### Formato de archivos crontab:</text:span></text:p>
      <text:p text:style-name="Preformatted_20_Text"><text:span text:style-name="Source_20_Text">Cada línea puede tener el formato:</text:span></text:p>
      <text:p text:style-name="P42"/>
      <text:p text:style-name="Text_20_body">minuto hora dia(mes) mes dia(semana) orden</text:p>
      <text:p text:style-name="Preformatted_20_Text"/>
      <text:p text:style-name="Preformatted_20_Text"><text:span text:style-name="Source_20_Text">Cada uno de los campos puede tener:</text:span></text:p>
      <text:p text:style-name="Preformatted_20_Text"/>
      <text:p text:style-name="Preformatted_20_Text"><text:span text:style-name="Source_20_Text">* Asterisco, indicando cualquier valor posible</text:span></text:p>
      <text:p text:style-name="Preformatted_20_Text"><text:span text:style-name="Source_20_Text">* Número entero</text:span></text:p>
      <text:p text:style-name="Preformatted_20_Text"><text:span text:style-name="Source_20_Text">* Dos enteros separados por un guión(un rango de valores)</text:span></text:p>
      <text:p text:style-name="Preformatted_20_Text"><text:span text:style-name="Source_20_Text">* Serie de enteros o rangos separados por coma, activando cualquier valor que aparece en la lista</text:span></text:p>
      <text:p text:style-name="Preformatted_20_Text"/>
      <text:p text:style-name="Preformatted_20_Text"><text:span text:style-name="Source_20_Text">#### Orden crontab</text:span></text:p>
      <text:p text:style-name="Preformatted_20_Text"/>
      <text:p text:style-name="P42"><text:span text:style-name="Source_20_Text">Instala, desinstala o lista trabajos que procesará el demonio cron. La sintaxis es:</text:span></text:p>
      <text:p text:style-name="Text_20_body">crontab </text:p>
      <text:p text:style-name="Preformatted_20_Text"/>
      <text:p text:style-name="Preformatted_20_Text"><text:span text:style-name="Source_20_Text">Opciones útiles:</text:span></text:p>
      <text:p text:style-name="Preformatted_20_Text"/>
      <text:p text:style-name="Preformatted_20_Text"><text:span text:style-name="Source_20_Text">* **crontab -r** elimina los procesos que crontab fuera a ejecutar periódicamente</text:span></text:p>
      <text:p text:style-name="Preformatted_20_Text"><text:soft-page-break/></text:p>
      <text:p text:style-name="Preformatted_20_Text"><text:span text:style-name="Source_20_Text">* **crontab -l** da el contenido del archivo cron que se está ejecutando</text:span></text:p>
      <text:p text:style-name="Preformatted_20_Text"/>
      <text:p text:style-name="Preformatted_20_Text"><text:span text:style-name="Source_20_Text">* **crontab -e** nos lleva a un editor para poder editar el archivo cron.</text:span></text:p>
      <text:p text:style-name="Preformatted_20_Text"/>
      <text:p text:style-name="Preformatted_20_Text"/>
      <text:p text:style-name="Preformatted_20_Text"><text:span text:style-name="Source_20_Text">###### Variables de entorno</text:span></text:p>
      <text:p text:style-name="Preformatted_20_Text"/>
      <text:p text:style-name="Preformatted_20_Text"><text:span text:style-name="Source_20_Text">Cron tiene asignadas algunas variables de entorno que podemos usar como se usa una variable en los script normales. Algunas son:</text:span></text:p>
      <text:p text:style-name="Preformatted_20_Text"/>
      <text:p text:style-name="Preformatted_20_Text"><text:span text:style-name="Source_20_Text">* *SHELL* establecida a /bin/bash</text:span></text:p>
      <text:p text:style-name="Preformatted_20_Text"><text:span text:style-name="Source_20_Text">* *LOGNAME*</text:span></text:p>
      <text:p text:style-name="Preformatted_20_Text"><text:span text:style-name="Source_20_Text">* *HOME*</text:span></text:p>
      <text:p text:style-name="Preformatted_20_Text"><text:span text:style-name="Source_20_Text">* *PATH*</text:span></text:p>
      <text:p text:style-name="Preformatted_20_Text"/>
      <text:p text:style-name="P42"><text:span text:style-name="Source_20_Text">En estas variables no se pueden hacer sustituciones de otras variables, así que no podríamos realizar algo del estilo:</text:span></text:p>
      <text:p text:style-name="Text_20_body">PATH=$HOME/SO:$PAT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1:22:45.425808949</meta:creation-date>
    <dc:date>2016-10-31T11:23:03.907248478</dc:date>
    <meta:editing-duration>PT18S</meta:editing-duration>
    <meta:editing-cycles>1</meta:editing-cycles>
    <meta:document-statistic meta:table-count="0" meta:image-count="0" meta:object-count="0" meta:page-count="9" meta:paragraph-count="216" meta:word-count="2564" meta:character-count="14878" meta:non-whitespace-character-count="12534"/>
    <meta:generator>LibreOffice/5.1.4.2$Linux_X86_64 LibreOffice_project/10m0$Build-2</meta:generator>
  </office:meta>
</office:document-meta>
</file>